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style:font-size-asian="12pt" style:font-size-complex="12pt"/>
    </style:style>
    <style:style style:name="P2" style:family="paragraph" style:parent-style-name="Standard">
      <style:text-properties style:font-name="sans-serif" fo:font-size="12pt" officeooo:paragraph-rsid="00108964" style:font-size-asian="12pt" style:font-size-complex="12pt"/>
    </style:style>
    <style:style style:name="P3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sans-serif" fo:font-size="12pt" fo:font-weight="bold" officeooo:rsid="00108964" officeooo:paragraph-rsid="0010896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sans-serif" fo:font-size="12pt" fo:font-weight="bold" officeooo:rsid="00108964" officeooo:paragraph-rsid="0012cd7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sans-serif" fo:font-size="10pt" fo:font-weight="bold" officeooo:rsid="00108964" officeooo:paragraph-rsid="00108964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ans-serif" fo:font-size="10pt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rsid="00108964" officeooo:paragraph-rsid="00108964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503cm"/>
      <style:text-properties fo:color="#000000" fo:background-color="#ffffff"/>
    </style:style>
    <style:style style:name="P11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P12" style:family="paragraph" style:parent-style-name="Standard">
      <style:text-properties fo:color="#800000" style:font-name="Droid Sans Mono" fo:font-size="10.5pt" fo:font-weight="normal" officeooo:rsid="00108964" officeooo:paragraph-rsid="00108964" fo:background-color="#ffffff" style:font-size-asian="12pt" style:font-weight-asian="bold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style:font-name="Droid Sans Mono" fo:font-size="10.5pt" fo:font-weight="normal"/>
    </style:style>
    <style:style style:name="T3" style:family="text">
      <style:text-properties fo:color="#ff0000"/>
    </style:style>
    <style:style style:name="T4" style:family="text">
      <style:text-properties fo:color="#ff0000" style:font-name="Droid Sans Mono" fo:font-size="10.5pt" fo:font-weight="normal"/>
    </style:style>
    <style:style style:name="T5" style:family="text">
      <style:text-properties fo:color="#000000"/>
    </style:style>
    <style:style style:name="T6" style:family="text">
      <style:text-properties fo:color="#0000ff"/>
    </style:style>
    <style:style style:name="T7" style:family="text">
      <style:text-properties fo:color="#0000ff" style:font-name="Droid Sans Mono" fo:font-size="10.5pt" fo:font-weight="normal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officeooo:rsid="0012cd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unciado documento 1:</text:p>
      <text:p text:style-name="P1"/>
      <text:p text:style-name="P1">&lt;?xml version="1.0"?&gt;</text:p>
      <text:p text:style-name="P1">&lt;documento&gt;</text:p>
      <text:p text:style-name="P1"><text:tab/>&lt;p&gt;Mi Primer &lt;destacar importancia=1&gt;documento XML&lt;/destacar&gt;&lt;/p]</text:p>
      <text:p text:style-name="P1"><text:tab/>&lt;p&gt;Comienza con la etiqueta &lt;documento&amp;gt;&lt;/p&gt;</text:p>
      <text:p text:style-name="P1"><text:tab/>&lt;p&gt;A continuacion colocamos un elemento sin contenido&lt;/p&gt;</text:p>
      <text:p text:style-name="P1"><text:tab/>&lt;imagen fichero="imagen.gif"&gt;</text:p>
      <text:p text:style-name="P1">&lt;/documento&gt;</text:p>
      <text:p text:style-name="Standard"/>
      <text:p text:style-name="P4">Corregido</text:p>
      <text:p text:style-name="P4"/>
      <text:p text:style-name="P9"><text:span text:style-name="T1">&lt;?xml</text:span><text:span text:style-name="T3"> version</text:span>=<text:span text:style-name="T6">"1.0"</text:span><text:span text:style-name="T1">?&gt;</text:span></text:p>
      <text:p text:style-name="P11">&lt;documento&gt;</text:p>
      <text:p text:style-name="P10">    <text:span text:style-name="T2">&lt;p&gt;</text:span><text:span text:style-name="T8">Mi Primer </text:span><text:span text:style-name="T2">&lt;destacar</text:span><text:span text:style-name="T8"> </text:span><text:span text:style-name="T4">importancia</text:span><text:span text:style-name="T8">=</text:span><text:span text:style-name="T7">"1"</text:span><text:span text:style-name="T2">&gt;</text:span><text:span text:style-name="T8">documento XML</text:span><text:span text:style-name="T2">&lt;/destacar&gt;&lt;/p&gt;</text:span></text:p>
      <text:p text:style-name="P10">    <text:span text:style-name="T2">&lt;p&gt;</text:span><text:span text:style-name="T8">Comienza con la etiqueta documento</text:span><text:span text:style-name="T7">&amp;gt;</text:span><text:span text:style-name="T2">&lt;/p&gt;</text:span></text:p>
      <text:p text:style-name="P10">    <text:span text:style-name="T2">&lt;p&gt;</text:span><text:span text:style-name="T8">A continuacion colocamos un elemento sin contenido</text:span><text:span text:style-name="T2">&lt;/p&gt;</text:span></text:p>
      <text:p text:style-name="P10">    <text:span text:style-name="T2">&lt;imagen</text:span><text:span text:style-name="T8"> </text:span><text:span text:style-name="T4">fichero</text:span><text:span text:style-name="T8">=</text:span><text:span text:style-name="T7">"imagen.gif"</text:span><text:span text:style-name="T2">&gt;&lt;/imagen&gt;</text:span></text:p>
      <text:p text:style-name="P11">&lt;/documento&gt;</text:p>
      <text:p text:style-name="P4"/>
      <text:p text:style-name="P6">Enunciado documento 2:</text:p>
      <text:p text:style-name="P7">&lt;?xml version="1.0"?&gt;</text:p>
      <text:p text:style-name="P7">&lt;libros&gt;</text:p>
      <text:p text:style-name="P7">&lt;libro</text:p>
      <text:p text:style-name="P7">id="quijote"&gt;</text:p>
      <text:p text:style-name="P7">&lt;titulo&gt;El Quijote&lt;/titulo&gt;</text:p>
      <text:p text:style-name="P7">&lt;autor</text:p>
      <text:p text:style-name="P7">nombre=cervantes nombre=cervantes&gt;</text:p>
      <text:p text:style-name="P7">&lt;descripcion&gt;Es el m&lt;ejor libro de cervantes.&lt;/descripcion&gt;</text:p>
      <text:p text:style-name="P7">&lt;/libro]</text:p>
      <text:p text:style-name="P7">&lt;/Libros&gt;</text:p>
      <text:p text:style-name="P4"/>
      <text:p text:style-name="P4"/>
      <text:p text:style-name="P4"/>
      <text:p text:style-name="P5">Corregido</text:p>
      <text:p text:style-name="P12">&lt;libros&gt;</text:p>
      <text:p text:style-name="P11">&lt;libro <text:span text:style-name="T3">id</text:span><text:span text:style-name="T5">=</text:span><text:span text:style-name="T6">"quijote"</text:span>&gt;</text:p>
      <text:p text:style-name="P8"><text:span text:style-name="T1">&lt;titulo&gt;</text:span>El Quijote<text:span text:style-name="T1">&lt;/titulo&gt;</text:span></text:p>
      <text:p text:style-name="P8"><text:span text:style-name="T1">&lt;autor</text:span> <text:span text:style-name="T3">nombre</text:span>=<text:span text:style-name="T6">"cervantes"</text:span><text:span text:style-name="T1">&gt;&lt;/autor&gt;</text:span></text:p>
      <text:p text:style-name="P8"><text:span text:style-name="T1">&lt;descripcion&gt;</text:span>Es el mejor libro de cervantes.<text:span text:style-name="T1">&lt;/descripcion&gt;</text:span></text:p>
      <text:p text:style-name="P11">&lt;/libro&gt;</text:p>
      <text:p text:style-name="P11">&lt;/libros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87" meta:character-count="929" meta:non-whitespace-character-count="857"/>
  </office:meta>
</office:document-meta>
</file>